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sible Achievements:</text:p>
      <text:p text:style-name="P3"/>
      <text:list xml:id="list20421730" text:style-name="L1">
        <text:list-item>
          <text:p text:style-name="P4">Circuit Traveler- Complete a race on every track.</text:p>
        </text:list-item>
        <text:list-item>
          <text:p text:style-name="P4">One of Everything- Use every base type of vehicle at least once.</text:p>
        </text:list-item>
        <text:list-item>
          <text:p text:style-name="P4">Seen 'Em All- Use every weapon at least once.</text:p>
        </text:list-item>
        <text:list-item>
          <text:p text:style-name="P4">Road Rage- Eliminate 24 opponents.</text:p>
        </text:list-item>
        <text:list-item>
          <text:p text:style-name="P4">Speed Demon- Sustain a speed of over +600 mph for 5 seconds.</text:p>
        </text:list-item>
        <text:list-item>
          <text:p text:style-name="P4">Last One Standing- Eliminate all of your opponents in a full race.</text:p>
        </text:list-item>
        <text:list-item>
          <text:p text:style-name="P4">Down To The Wire- Come in first in a race by less than 1 second.</text:p>
        </text:list-item>
        <text:list-item>
          <text:p text:style-name="P4">Down But Not Out- Come back from last place on the final lap to win.</text:p>
        </text:list-item>
        <text:list-item>
          <text:p text:style-name="P4">Don't Need No Stinkin' Weapons- Come in first place on a course without using a single weapon.</text:p>
        </text:list-item>
        <text:list-item>
          <text:p text:style-name="P4">'Scuse Me While I Catch Some Sky- Stay in the air for more than 5 seconds.</text:p>
        </text:list-item>
        <text:list-item>
          <text:p text:style-name="P4">Dogfight- Eliminate someone in the air while you are in the air yourself.</text:p>
        </text:list-item>
        <text:list-item>
          <text:p text:style-name="P4">No Fly Zone- Eliminate someone in the air while you are on the ground.</text:p>
        </text:list-item>
        <text:list-item>
          <text:p text:style-name="P4">I Am Perfection- During a race, never get hit or bumped once.</text:p>
        </text:list-item>
      </text:list>
      <text:p text:style-name="P2"/>
      <text:list xml:id="list20499156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Fowler</meta:initial-creator>
    <meta:creation-date>2010-03-10T15:37:58.07</meta:creation-date>
    <dc:date>2011-03-21T00:36:43.72</dc:date>
    <dc:creator>Christian Fowler</dc:creator>
    <meta:editing-duration>PT01H17M32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14" meta:word-count="175" meta:character-count="874"/>
    <meta:user-defined meta:name="Info 1"/>
    <meta:user-defined meta:name="Info 2"/>
    <meta:user-defined meta:name="Info 3"/>
    <meta:user-defined meta:name="Info 4"/>
  </office:meta>
</office:document-meta>
</file>